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8073"/>
    </style:style>
    <style:style style:name="T1" style:family="text">
      <style:text-properties officeooo:rsid="00185749"/>
    </style:style>
    <style:style style:name="T2" style:family="text">
      <style:text-properties officeooo:rsid="00187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j taki sam <text:span text:style-name="T1">dokument</text:span> do mnie <text:span text:style-name="T2">X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4T13:18:15.221000000</dc:date>
    <meta:editing-duration>PT23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" meta:word-count="7" meta:character-count="32" meta:non-whitespace-character-count="26"/>
  </office:meta>
</office:document-meta>
</file>